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036" officeooo:paragraph-rsid="00125036"/>
    </style:style>
    <style:style style:name="P2" style:family="paragraph" style:parent-style-name="Standard">
      <style:text-properties officeooo:rsid="0013156a" officeooo:paragraph-rsid="0013156a"/>
    </style:style>
    <style:style style:name="P3" style:family="paragraph" style:parent-style-name="Standard" style:list-style-name="L1">
      <style:text-properties officeooo:rsid="00125036" officeooo:paragraph-rsid="00125036"/>
    </style:style>
    <style:style style:name="P4" style:family="paragraph" style:parent-style-name="Standard" style:list-style-name="L1">
      <style:text-properties officeooo:rsid="00125036" officeooo:paragraph-rsid="0013156a"/>
    </style:style>
    <style:style style:name="P5" style:family="paragraph" style:parent-style-name="Standard" style:list-style-name="L1">
      <style:text-properties officeooo:rsid="0013156a" officeooo:paragraph-rsid="0013156a"/>
    </style:style>
    <style:style style:name="P6" style:family="paragraph" style:parent-style-name="Standard" style:list-style-name="L1">
      <style:text-properties officeooo:rsid="0013156a" officeooo:paragraph-rsid="0013341b"/>
    </style:style>
    <style:style style:name="P7" style:family="paragraph" style:parent-style-name="Standard" style:list-style-name="L1">
      <style:text-properties officeooo:rsid="0013341b" officeooo:paragraph-rsid="0013341b"/>
    </style:style>
    <style:style style:name="P8" style:family="paragraph" style:parent-style-name="Standard" style:list-style-name="L1">
      <style:text-properties officeooo:rsid="0013c34e" officeooo:paragraph-rsid="0013c34e"/>
    </style:style>
    <style:style style:name="P9" style:family="paragraph" style:parent-style-name="Standard">
      <style:text-properties officeooo:rsid="0013c34e" officeooo:paragraph-rsid="0013c34e"/>
    </style:style>
    <style:style style:name="P10" style:family="paragraph" style:parent-style-name="Standard" style:list-style-name="L1">
      <style:text-properties officeooo:rsid="0015a0c9" officeooo:paragraph-rsid="0015a0c9"/>
    </style:style>
    <style:style style:name="P11" style:family="paragraph" style:parent-style-name="Standard" style:list-style-name="L1">
      <style:text-properties officeooo:rsid="0016f6cd" officeooo:paragraph-rsid="0016f6cd"/>
    </style:style>
    <style:style style:name="P12" style:family="paragraph" style:parent-style-name="Standard">
      <style:text-properties officeooo:rsid="0016f6cd" officeooo:paragraph-rsid="0016f6cd"/>
    </style:style>
    <style:style style:name="T1" style:family="text">
      <style:text-properties officeooo:rsid="0013341b"/>
    </style:style>
    <style:style style:name="T2" style:family="text">
      <style:text-properties officeooo:rsid="0013c34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71175274" text:style-name="L1">
        <text:list-item>
          <text:p text:style-name="P3">5, 11, 13, 14, 6, 11, 13, 14, 7, 8</text:p>
        </text:list-item>
        <text:list-item>
          <text:p text:style-name="P4">Write method headers for methods with the following descriptions.</text:p>
          <text:list>
            <text:list-item>
              <text:p text:style-name="P5">public static int max(int intOne, int intTwo)</text:p>
            </text:list-item>
            <text:list-item>
              <text:p text:style-name="P5">public static float smallestFloat(float floatOne, float floatTwo, float floatThree)</text:p>
            </text:list-item>
            <text:list-item>
              <text:p text:style-name="P5">public static boolean isPrime(int num)</text:p>
            </text:list-item>
            <text:list-item>
              <text:p text:style-name="P5">public static boolean containsString(String mainString, String substring)</text:p>
            </text:list-item>
            <text:list-item>
              <text:p text:style-name="P5">public static double accountBalance(<text:span text:style-name="T1">double initialBalamce, double rate, double numYears)</text:span></text:p>
            </text:list-item>
            <text:list-item>
              <text:p text:style-name="P6">public static <text:span text:style-name="T1">void</text:span> <text:span text:style-name="T1">printA</text:span>ccountBalance(<text:span text:style-name="T1">double initialBalamce, double rate, double numYears)</text:span></text:p>
            </text:list-item>
            <text:list-item>
              <text:p text:style-name="P7">public static void printCalander(int month, int year)</text:p>
            </text:list-item>
            <text:list-item>
              <text:p text:style-name="P7">public static String findWeekday(int day, int month, int year)</text:p>
            </text:list-item>
            <text:list-item>
              <text:p text:style-name="P7">public static double randInr(int n)</text:p>
            </text:list-item>
          </text:list>
        </text:list-item>
        <text:list-item>
          <text:p text:style-name="P3">Give examples of the following methods from the Java library</text:p>
          <text:list>
            <text:list-item>
              <text:p text:style-name="P3">Math.acos(double a)</text:p>
            </text:list-item>
            <text:list-item>
              <text:p text:style-name="P3">Math.atan2(double y, double x)</text:p>
            </text:list-item>
            <text:list-item>
              <text:p text:style-name="P3">Double.parseDouble(String s)</text:p>
            </text:list-item>
            <text:list-item>
              <text:p text:style-name="P3">Math.random()</text:p>
            </text:list-item>
          </text:list>
        </text:list-item>
        <text:list-item>
          <text:p text:style-name="P3">Write the following methods:</text:p>
          <text:list>
            <text:list-item>
              <text:p text:style-name="P3">double smallest(double x, double y, double z)<text:span text:style-name="T2">}</text:span></text:p>
              <text:list>
                <text:list-header>
                  <text:p text:style-name="P8">int min = x;</text:p>
                  <text:p text:style-name="P8">if(y &lt; min) min = <text:s/>y;</text:p>
                  <text:p text:style-name="P8">if(z &lt; min) min = z;</text:p>
                  <text:p text:style-name="P8">return min;</text:p>
                </text:list-header>
              </text:list>
            </text:list-item>
          </text:list>
        </text:list-item>
      </text:list>
      <text:p text:style-name="P9"><text:tab/> <text:s text:c="5"/>}</text:p>
      <text:list xml:id="list145053184295401" text:continue-numbering="true" text:style-name="L1">
        <text:list-item>
          <text:list>
            <text:list-item>
              <text:p text:style-name="P8">double average(double x, double y, double z){</text:p>
              <text:list>
                <text:list-header>
                  <text:p text:style-name="P8">return (x + y + z) / 3;</text:p>
                </text:list-header>
              </text:list>
            </text:list-item>
          </text:list>
        </text:list-item>
      </text:list>
      <text:p text:style-name="P9"><text:tab/> <text:s text:c="5"/>}</text:p>
      <text:list xml:id="list145052918653619" text:continue-numbering="true" text:style-name="L1">
        <text:list-item>
          <text:p text:style-name="P8">True or false?</text:p>
          <text:list>
            <text:list-item>
              <text:p text:style-name="P8">False</text:p>
            </text:list-item>
            <text:list-item>
              <text:p text:style-name="P8">false</text:p>
            </text:list-item>
            <text:list-item>
              <text:p text:style-name="P8">true</text:p>
            </text:list-item>
            <text:list-item>
              <text:p text:style-name="P8">false</text:p>
            </text:list-item>
            <text:list-item>
              <text:p text:style-name="P8">true</text:p>
            </text:list-item>
            <text:list-item>
              <text:p text:style-name="P8">false</text:p>
            </text:list-item>
            <text:list-item>
              <text:p text:style-name="P8">false</text:p>
            </text:list-item>
          </text:list>
        </text:list-item>
        <text:list-item>
          <text:p text:style-name="P8">Without actually compiling and running a program, determine the results of the following method calls.</text:p>
          <text:list>
            <text:list-item>
              <text:p text:style-name="P10">x1 = 39.0</text:p>
            </text:list-item>
            <text:list-item>
              <text:p text:style-name="P10">x2 = 400.0</text:p>
            </text:list-item>
            <text:list-item>
              <text:p text:style-name="P10">x3 = 92.0</text:p>
            </text:list-item>
            <text:list-item>
              <text:p text:style-name="P10">x4 = 62.0</text:p>
            </text:list-item>
            <text:list-item>
              <text:p text:style-name="P10">x5 = 0.0</text:p>
            </text:list-item>
          </text:list>
        </text:list-item>
        <text:list-item>
          <text:p text:style-name="P10">.</text:p>
          <text:list>
            <text:list-item>
              <text:p text:style-name="P10">What is the difference between an argument and a return value?</text:p>
              <text:list>
                <text:list-item>
                  <text:p text:style-name="P10">An argument is the value passed to the funciton, the return value is the value returned by the function</text:p>
                </text:list-item>
              </text:list>
            </text:list-item>
            <text:list-item>
              <text:p text:style-name="P10">How many arguments can a method call have?</text:p>
              <text:list>
                <text:list-item>
                  <text:p text:style-name="P11">There is no limit</text:p>
                </text:list-item>
              </text:list>
            </text:list-item>
            <text:list-item>
              <text:p text:style-name="P11">How many return values?</text:p>
              <text:list>
                <text:list-item>
                  <text:p text:style-name="P11"><text:soft-page-break/>A method can have multiple return statements but only one return value per method call</text:p>
                </text:list-item>
              </text:list>
            </text:list-item>
          </text:list>
        </text:list-item>
        <text:list-item>
          <text:p text:style-name="P11">Write the definition of a method twice, which receives an int parameter and returns an int that is twice the value of the parameter.</text:p>
          <text:list>
            <text:list-item>
              <text:p text:style-name="P11">public static int twice(int num){</text:p>
              <text:list>
                <text:list-header>
                  <text:p text:style-name="P11">return (num * 2);</text:p>
                </text:list-header>
              </text:list>
              <text:p text:style-name="P11">}</text:p>
            </text:list-item>
          </text:list>
        </text:list-item>
        <text:list-item>
          <text:p text:style-name="P11">Write the definition of a method powerTo, which receives two parameters. The first parameter is a double and the second is an int. The method returns a double, which is the value of the first parameter raised to the power of the second parameter. If this result is negative, the method returns zero.</text:p>
          <text:list>
            <text:list-item>
              <text:p text:style-name="P11">public static double powerTo(double numOne, int numTwo){</text:p>
              <text:list>
                <text:list-header>
                  <text:p text:style-name="P11">int result = Math.pow(numOne, numTwo);</text:p>
                  <text:p text:style-name="P11">if(result &lt; 0){</text:p>
                  <text:list>
                    <text:list-header>
                      <text:p text:style-name="P11">return 0;</text:p>
                    </text:list-header>
                  </text:list>
                </text:list-header>
              </text:list>
            </text:list-item>
          </text:list>
        </text:list-item>
      </text:list>
      <text:p text:style-name="P12"><text:tab/><text:tab/>}</text:p>
      <text:p text:style-name="P12"><text:tab/><text:tab/>return result;</text:p>
      <text:list xml:id="list145053795636074" text:continue-numbering="true" text:style-name="L1">
        <text:list-item>
          <text:list>
            <text:list-header>
              <text:p text:style-name="P11">}</text:p>
            </text:list-header>
          </text:list>
        </text:list-item>
        <text:list-item>
          <text:p text:style-name="P11">Write the definition of a method maxOf4 that has four int parameters and returns the largest.</text:p>
          <text:list>
            <text:list-item>
              <text:p text:style-name="P11">public static int maxOf4(int numOne, int numTwo, int numThree, int numFour){</text:p>
              <text:list>
                <text:list-header>
                  <text:p text:style-name="P11">int max = numOne;</text:p>
                  <text:p text:style-name="P11">if(numTwo &gt; max) max = numTwo;</text:p>
                  <text:p text:style-name="P11">if(numThree &gt; max) max = numThree;</text:p>
                  <text:p text:style-name="P11">if(numFour &gt; max) max = numFour;</text:p>
                  <text:p text:style-name="P11">return max;</text:p>
                </text:list-header>
              </text:list>
            </text:list-item>
          </text:list>
        </text:list-item>
      </text:list>
      <text:p text:style-name="P12"><text:tab/> <text:s text:c="5"/>}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9:20:58.874857593</meta:creation-date>
    <dc:date>2023-10-11T14:50:51.668655118</dc:date>
    <meta:editing-duration>PT12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7" meta:word-count="459" meta:character-count="2581" meta:non-whitespace-character-count="2209"/>
  </office:meta>
</office:document-meta>
</file>